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table:style-name="ce1" office:value-type="string" calcext:value-type="string">
            <text:p>101 0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2:03:54.73986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3T12:07:19.278714619</dc:date>
    <meta:editing-duration>PT12M32S</meta:editing-duration>
    <meta:editing-cycles>3</meta:editing-cycles>
    <meta:document-statistic meta:table-count="1" meta:cell-count="200" meta:object-count="0"/>
  </office:meta>
</office:document-meta>
</file>